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" manifest:media-type="application/octet-stream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Normal" style:family="paragraph"/>
    <style:style style:name="T4" style:parent-style-name="DefaultParagraphFont" style:family="text">
      <style:text-properties fo:font-weight="bold" style:font-weight-asian="bold"/>
    </style:style>
    <style:style style:name="P5" style:parent-style-name="Normal" style:family="paragraph"/>
    <style:style style:name="T6" style:parent-style-name="DefaultParagraphFont" style:family="text">
      <style:text-properties fo:font-weight="bold" style:font-weight-asian="bold"/>
    </style:style>
    <style:style style:name="T7" style:parent-style-name="DefaultParagraphFont" style:family="text">
      <style:text-properties fo:font-weight="bold" style:font-weight-asian="bold"/>
    </style:style>
    <style:style style:name="T8" style:parent-style-name="DefaultParagraphFont" style:family="text">
      <style:text-properties fo:font-weight="bold" style:font-weight-asian="bold"/>
    </style:style>
    <style:style style:name="P9" style:parent-style-name="Normal" style:family="paragraph"/>
    <style:style style:name="T10" style:parent-style-name="DefaultParagraphFont" style:family="text">
      <style:text-properties fo:font-weight="bold" style:font-weight-asian="bold"/>
    </style:style>
    <style:style style:name="P11" style:parent-style-name="Normal" style:family="paragraph"/>
    <style:style style:name="T12" style:parent-style-name="DefaultParagraphFont" style:family="text">
      <style:text-properties fo:font-weight="bold" style:font-weight-asian="bold"/>
    </style:style>
    <style:style style:name="P13" style:parent-style-name="Normal" style:family="paragraph"/>
    <style:style style:name="T14" style:parent-style-name="DefaultParagraphFont" style:family="text">
      <style:text-properties fo:font-weight="bold" style:font-weight-asian="bold"/>
    </style:style>
    <style:style style:name="P15" style:parent-style-name="Normal" style:family="paragraph"/>
    <style:style style:name="T16" style:parent-style-name="DefaultParagraphFont" style:family="text">
      <style:text-properties fo:font-weight="bold" style:font-weight-asian="bold"/>
    </style:style>
    <style:style style:name="P17" style:parent-style-name="Normal" style:family="paragraph"/>
    <style:style style:name="T18" style:parent-style-name="DefaultParagraphFont" style:family="text">
      <style:text-properties fo:font-weight="bold" style:font-weight-asian="bold"/>
    </style:style>
    <style:style style:name="P19" style:parent-style-name="Normal" style:family="paragraph"/>
    <style:style style:name="T20" style:parent-style-name="DefaultParagraphFont" style:family="text">
      <style:text-properties fo:font-weight="bold" style:font-weight-asian="bold"/>
    </style:style>
    <style:style style:name="P21" style:parent-style-name="Normal" style:family="paragraph"/>
    <style:style style:name="T22" style:parent-style-name="DefaultParagraphFont" style:family="text">
      <style:text-properties fo:font-weight="bold" style:font-weight-asian="bold"/>
    </style:style>
    <style:style style:name="P23" style:parent-style-name="Normal" style:family="paragraph"/>
    <style:style style:name="T24" style:parent-style-name="DefaultParagraphFont" style:family="text">
      <style:text-properties fo:font-weight="bold" style:font-weight-asian="bold"/>
    </style:style>
    <style:style style:name="P25" style:parent-style-name="Normal" style:family="paragraph"/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weight="bold" style:font-weight-asian="bold"/>
    </style:style>
    <style:style style:name="T29" style:parent-style-name="DefaultParagraphFont" style:family="text">
      <style:text-properties fo:font-weight="bold" style:font-weight-asian="bold"/>
    </style:style>
    <style:style style:name="T30" style:parent-style-name="DefaultParagraphFont" style:family="text">
      <style:text-properties fo:font-style="italic" style:font-style-asian="italic"/>
    </style:style>
    <style:style style:name="T31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T32" style:parent-style-name="DefaultParagraphFont" style:family="text">
      <style:text-properties fo:font-style="italic" style:font-style-asian="italic"/>
    </style:style>
    <style:style style:name="P33" style:parent-style-name="Normal" style:family="paragraph">
      <style:paragraph-properties fo:margin-top="0in" fo:margin-bottom="0in"/>
    </style:style>
    <style:style style:name="P34" style:parent-style-name="Normal" style:family="paragraph">
      <style:text-properties fo:font-weight="bold" style:font-weight-asian="bold"/>
    </style:style>
    <style:style style:name="P35" style:parent-style-name="Normal" style:family="paragraph">
      <style:text-properties fo:font-weight="bold" style:font-weight-asian="bold"/>
    </style:style>
    <style:style style:name="P36" style:parent-style-name="Normal" style:family="paragraph">
      <style:text-properties fo:font-weight="bold" style:font-weight-asian="bold"/>
    </style:style>
    <style:style style:name="T37" style:parent-style-name="DefaultParagraphFont" style:family="text">
      <style:text-properties fo:font-style="italic" style:font-style-asian="italic"/>
    </style:style>
    <style:style style:name="T38" style:parent-style-name="DefaultParagraphFont" style:family="text">
      <style:text-properties fo:font-style="italic" style:font-style-asian="italic"/>
    </style:style>
    <style:style style:name="T39" style:parent-style-name="DefaultParagraphFont" style:family="text">
      <style:text-properties style:text-position="-41.6% 100%"/>
    </style:style>
    <style:style style:name="P40" style:parent-style-name="Normal" style:family="paragraph"/>
    <style:style style:name="P41" style:parent-style-name="Normal" style:family="paragraph"/>
    <style:style style:name="P42" style:parent-style-name="Normal" style:family="paragraph"/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Lab Report: <text:s/>Linear Regression and Correlation</text:h>
      <text:p text:style-name="Normal">Name(s): <text:s/></text:p>
      <text:h text:style-name="Heading2" text:outline-level="2">Key Terms</text:h>
      <text:p text:style-name="Normal">Provide the definitions<text:s/>for the following terms:</text:p>
      <text:list text:style-name="LFO8" text:continue-numbering="true">
        <text:list-item>
          <text:p text:style-name="P3"><text:span text:style-name="T4">linear regression</text:span>:<text:s/></text:p>
        </text:list-item>
        <text:list-item>
          <text:p text:style-name="P5"><text:span text:style-name="T6">linear<text:s/></text:span><text:span text:style-name="T7">regression<text:s/></text:span><text:span text:style-name="T8">equation</text:span>:<text:s text:c="2"/></text:p>
        </text:list-item>
        <text:list-item>
          <text:p text:style-name="P9"><text:span text:style-name="T10">independent variable</text:span>:<text:s/></text:p>
        </text:list-item>
        <text:list-item>
          <text:p text:style-name="P11"><text:span text:style-name="T12">dependent variable</text:span>:<text:s/></text:p>
        </text:list-item>
        <text:list-item>
          <text:p text:style-name="P13"><text:span text:style-name="T14">scatterplot: <text:s/></text:span></text:p>
        </text:list-item>
        <text:list-item>
          <text:p text:style-name="P15"><text:span text:style-name="T16">line of best fit</text:span>:<text:s/></text:p>
        </text:list-item>
        <text:list-item>
          <text:p text:style-name="P17"><text:span text:style-name="T18">least-squares regression</text:span>: <text:s/></text:p>
        </text:list-item>
        <text:list-item>
          <text:p text:style-name="P19"><text:span text:style-name="T20">residual</text:span>: <text:s/></text:p>
        </text:list-item>
        <text:list-item>
          <text:p text:style-name="P21"><text:span text:style-name="T22">sum of squared errors (SSE)</text:span>:<text:s/></text:p>
        </text:list-item>
        <text:list-item>
          <text:p text:style-name="P23"><text:span text:style-name="T24">correlation coefficient</text:span>:<text:s/></text:p>
        </text:list-item>
        <text:list-item>
          <text:p text:style-name="P25"><text:span text:style-name="T26">outlier</text:span><text:span text:style-name="T27">:</text:span><text:span text:style-name="T28"><text:s/></text:span><text:span text:style-name="T29"><text:s/></text:span><text:s/></text:p>
        </text:list-item>
      </text:list>
      <text:h text:style-name="Heading2" text:outline-level="2">Variables</text:h>
      <text:p text:style-name="Normal">independent variable (<text:span text:style-name="T30">x</text:span>):<text:s/><text:tab/><text:span text:style-name="T31"><text:s text:c="42"/></text:span></text:p>
      <text:p text:style-name="Normal">dependent variable (<text:span text:style-name="T32">y</text:span>):<text:tab/></text:p>
      <text:h text:style-name="Heading2" text:outline-level="2">Data</text:h>
      <text:p text:style-name="Normal">What is the source of your data? <text:s/>What data sampling method did you use?</text:p>
      <text:p text:style-name="Normal"/>
      <text:h text:style-name="Heading2" text:outline-level="2">Scatterplot</text:h>
      <text:p text:style-name="Normal"/>
      <text:h text:style-name="Heading2" text:outline-level="2">Linear Correlation and Regression</text:h>
      <text:p text:style-name="P33"/>
      <text:h text:style-name="Heading2" text:outline-level="2">Interpretation</text:h>
      <text:h text:style-name="Heading3" text:outline-level="3">Linear Correlation</text:h>
      <text:p text:style-name="P34">Is there a linear correlation? <text:s/>Why? <text:s/>Is the correlation positive or negative (if a correlation exists)?</text:p>
      <text:p text:style-name="Normal"/>
      <text:soft-page-break/>
      <text:h text:style-name="Heading3" text:outline-level="3">Linear Regression</text:h>
      <text:p text:style-name="P35">What is the regression equation for your sample data? <text:s/>Does the slope indicate that the<text:s/>relationship<text:s/>is positive or negative?</text:p>
      <text:p text:style-name="Normal"/>
      <text:p text:style-name="P36">Using Regression Equation to Make a Prediction</text:p>
      <text:p text:style-name="Normal"><text:span text:style-name="T37"><text:s/></text:span><text:span text:style-name="T38">x</text:span><text:s/>= <text:s text:c="18"/></text:p>
      <text:p text:style-name="Normal"><text:span text:style-name="T39"><draw:frame draw:z-index="0" draw:id="id0" draw:style-name="a0" draw:name="Object 1" text:anchor-type="as-char" svg:x="0in" svg:y="0in" svg:width="0.15625in" svg:height="0.23958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desc/></draw:frame></text:span>=<text:s/><text:s/></text:p>
      <text:h text:style-name="Heading2" text:outline-level="2">Discussion</text:h>
      <text:list text:style-name="LFO7" text:continue-numbering="true">
        <text:list-item>
          <text:p text:style-name="P40"/>
        </text:list-item>
        <text:list-item>
          <text:p text:style-name="P41"/>
        </text:list-item>
        <text:list-item>
          <text:p text:style-name="P42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ourier" svg:font-family="Courier" style:font-family-generic="modern" style:font-pitch="fixed" svg:panose-1="2 7 4 9 2 2 5 2 4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margin-top="0.1666in" fo:margin-bottom="0.0416in"/>
      <style:text-properties style:font-name="Cambria" fo:font-weight="bold" style:font-weight-asian="bold" style:font-weight-complex="bold" fo:font-size="13pt" style:font-size-asian="13pt" style:font-size-complex="13pt" fo:hyphenate="false"/>
    </style:style>
    <style:style style:name="Normal" style:display-name="Normal" style:family="paragraph">
      <style:paragraph-properties fo:margin-top="0.0416in" fo:margin-bottom="0.0833in"/>
      <style:text-properties style:font-name="Times New Roman" style:font-name-asian="Times New Roman" fo:font-size="12pt" style:font-size-asian="12pt" style:font-size-complex="12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CNXMLForeign" style:display-name="CNXML Foreign" style:family="text" style:parent-style-name="DefaultParagraphFont">
      <style:text-properties fo:font-style="italic" style:font-style-asian="italic"/>
    </style:style>
    <style:style style:name="CNXMLCite" style:display-name="CNXML Cite" style:family="text" style:parent-style-name="DefaultParagraphFont">
      <style:text-properties fo:font-style="italic" style:font-style-asian="italic"/>
    </style:style>
    <style:style style:name="CNXMLCodeInline" style:display-name="CNXML Code (Inline)" style:family="text" style:parent-style-name="DefaultParagraphFont">
      <style:text-properties style:font-name="Courier" fo:color="#008000"/>
    </style:style>
    <style:style style:name="CNXMLExample" style:display-name="CNXML Example" style:family="paragraph" style:parent-style-name="Normal">
      <style:text-properties fo:color="#666699" fo:hyphenate="false"/>
    </style:style>
    <style:style style:name="CNXMLQuoteBlock" style:display-name="CNXML Quote (Block)" style:family="paragraph" style:parent-style-name="Normal">
      <style:text-properties fo:font-style="italic" style:font-style-asian="italic" fo:color="#FF6600" style:text-underline-type="single" style:text-underline-style="solid" style:text-underline-width="auto" style:text-underline-mode="continuous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CNXMLCodeBlock" style:display-name="CNXML Code (Block)" style:family="paragraph" style:parent-style-name="Normal">
      <style:text-properties style:font-name="Courier" fo:color="#003300" fo:hyphenate="false"/>
    </style:style>
    <style:style style:name="CNXMLNote" style:display-name="CNXML Note" style:family="text" style:parent-style-name="DefaultParagraphFont">
      <style:text-properties fo:color="#FF0000"/>
    </style:style>
    <style:style style:name="CNXMLExerciseProblem" style:display-name="CNXML Exercise (Problem)" style:family="paragraph" style:parent-style-name="Normal">
      <style:text-properties fo:color="#800080" fo:hyphenate="false"/>
    </style:style>
    <style:style style:name="CNXMLExerciseSolution" style:display-name="CNXML Exercise (Solution)" style:family="paragraph" style:parent-style-name="Normal">
      <style:text-properties fo:color="#800080" fo:font-size="10pt" style:font-size-asian="10pt" fo:hyphenate="false"/>
    </style:style>
    <style:style style:name="CNXMLTheoremStatement" style:display-name="CNXML Theorem (Statement)" style:family="paragraph" style:parent-style-name="Normal">
      <style:text-properties fo:font-weight="bold" style:font-weight-asian="bold" fo:color="#800000" fo:hyphenate="false"/>
    </style:style>
    <style:style style:name="CNXMLTheoremProof" style:display-name="CNXML Theorem (Proof)" style:family="paragraph" style:parent-style-name="Normal">
      <style:text-properties fo:color="#800000" fo:font-size="10pt" style:font-size-asian="10pt" fo:hyphenate="false"/>
    </style:style>
    <style:style style:name="CNXMLFigureTitle" style:display-name="CNXML Figure Title" style:family="paragraph" style:parent-style-name="Normal">
      <style:text-properties fo:font-weight="bold" style:font-weight-asian="bold" fo:color="#808080" fo:hyphenate="false"/>
    </style:style>
    <style:style style:name="CNXMLFigureCaption" style:display-name="CNXML Figure Caption" style:family="paragraph" style:parent-style-name="Normal">
      <style:text-properties fo:font-style="italic" style:font-style-asian="italic" fo:color="#808080" fo:font-size="10pt" style:font-size-asian="10pt" fo:hyphenate="false"/>
    </style:style>
    <style:style style:name="CNXMLQuoteInline" style:display-name="CNXML Quote (Inline)" style:family="text" style:parent-style-name="DefaultParagraphFont">
      <style:text-properties fo:font-style="italic" style:font-style-asian="italic" fo:color="#FF9900" style:text-underline-type="single" style:text-underline-style="solid" style:text-underline-width="auto" style:text-underline-mode="continuous"/>
    </style:style>
    <style:style style:name="CNXMLTerm" style:display-name="CNXML Term" style:family="text" style:parent-style-name="DefaultParagraphFont">
      <style:text-properties fo:font-weight="bold" style:font-weight-asian="bold" fo:color="#999999"/>
    </style:style>
    <style:style style:name="CNXMLEmphasis" style:display-name="CNXML Emphasis" style:family="text" style:parent-style-name="DefaultParagraphFont">
      <style:text-properties fo:font-weight="bold" style:font-weight-asian="bold" fo:color="#3366FF"/>
    </style:style>
    <style:style style:name="CNXMLDefinitionTerm" style:display-name="CNXML Definition (Term)" style:family="paragraph" style:parent-style-name="Normal">
      <style:text-properties fo:font-weight="bold" style:font-weight-asian="bold" fo:color="#33CCCC" fo:hyphenate="false"/>
    </style:style>
    <style:style style:name="CNXMLDefinitionMeaning" style:display-name="CNXML Definition (Meaning)" style:family="paragraph" style:parent-style-name="Normal">
      <style:text-properties fo:color="#33CCCC" fo:font-size="11pt" style:font-size-asian="11pt" fo:hyphenate="false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style:font-name="Times New Roman" style:font-name-asian="Times New Roman"/>
    </style:style>
    <style:style style:name="FootnoteReference" style:display-name="Footnote Reference" style:family="text" style:parent-style-name="DefaultParagraphFont">
      <style:text-properties style:text-position="super 65%"/>
    </style:style>
    <style:style style:name="CNXMLExampleChar" style:display-name="CNXML Example Char" style:family="text" style:parent-style-name="DefaultParagraphFont">
      <style:text-properties style:font-name="Times New Roman" style:font-name-asian="Times New Roman" fo:color="#666699" fo:font-size="12pt" style:font-size-asian="12pt" style:font-size-complex="12pt"/>
    </style:style>
    <style:style style:name="CNXMLGlossarySection" style:display-name="CNXML Glossary Section" style:family="paragraph" style:parent-style-name="Normal" style:next-style-name="Heading1">
      <style:text-properties fo:color="#003300" fo:hyphenate="false"/>
    </style:style>
    <style:style style:name="CNXMLExerciseSolutionChar" style:display-name="CNXML Exercise (Solution) Char" style:family="text" style:parent-style-name="DefaultParagraphFont">
      <style:text-properties style:font-name="Times New Roman" style:font-name-asian="Times New Roman" fo:color="#800080" style:font-size-complex="12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fo:font-size="12pt" style:font-size-asian="12pt" style:font-size-complex="12pt"/>
    </style:style>
    <style:style style:name="BalloonText" style:display-name="Balloon Text" style:family="paragraph" style:parent-style-name="Normal">
      <style:paragraph-properties fo:margin-top="0in" fo:margin-bottom="0in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asian="Times New Roman" style:font-name-complex="Tahoma" fo:font-size="8pt" style:font-size-asian="8pt" style:font-size-complex="8pt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4">
      <text:list-level-style-bullet text:level="1" text:style-name="WW_CharLFO4LVL1" text:bullet-char="">
        <style:list-level-properties text:space-before="0.25in" text:min-label-width="0.25in"/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812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7812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812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812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81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812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812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812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812in" text:min-label-width="0.25in"/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>
        <style:tab-stops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footer>
        <text:p text:style-name="P2">Exploring Elementary Statistics with Statcato, © M. Yau.<text:tab/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myau</meta:initial-creator>
    <dc:creator>myau</dc:creator>
    <meta:creation-date>2010-06-24T22:21:00Z</meta:creation-date>
    <dc:date>2010-06-24T22:21:00Z</dc:date>
    <meta:template xlink:href="Connexions-Document.dot" xlink:type="simple"/>
    <meta:editing-cycles>2</meta:editing-cycles>
    <meta:editing-duration>PT0S</meta:editing-duration>
    <meta:document-statistic meta:page-count="2" meta:paragraph-count="1" meta:word-count="146" meta:character-count="981" meta:row-count="6" meta:non-whitespace-character-count="836"/>
  </office:meta>
</office:document-meta>
</file>